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Yr. No.</text:p>
          </table:table-cell>
          <table:table-cell office:value-type="string" calcext:value-type="string">
            <text:p>Gr. Lvl.</text:p>
          </table:table-cell>
          <table:table-cell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1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1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B2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2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B2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2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2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2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2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2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3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3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3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3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B3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B3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B3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B3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3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B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B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B4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4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4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B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4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4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B5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5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B5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5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B5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B5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5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5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B5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5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6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6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6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6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B6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B6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6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B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B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B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B7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B7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7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7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[.B7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B7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B7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7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B7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B8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8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B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8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B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8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B8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B8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[.B8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B8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B9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B9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B9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B9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B9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[.B9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[.B9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[.B9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B9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B1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1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[.B10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B10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B10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[.B10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B1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B10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formula="of:=[.B10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[.B10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B1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B11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B11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B11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11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B11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B11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[.B11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B11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B11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B12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12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[.B12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B12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B12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[.B12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B12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12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B12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12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B13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B13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B1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B13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B13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B13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B13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13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B13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formula="of:=[.B1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B14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formula="of:=[.B14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[.B14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B14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B14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[.B14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B1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[.B1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B14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[.B14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[.B1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151] + 8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B15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B15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B15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[.B15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B15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[.B15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[.B15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formula="of:=[.B15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[.B16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B16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[.B16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[.B16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B16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[.B16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B16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B1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formula="of:=[.B16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B1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B17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B17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B17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B17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B17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formula="of:=[.B17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B17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B17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formula="of:=[.B17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B17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[.B18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8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formula="of:=[.B1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[.B18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B1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formula="of:=[.B18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formula="of:=[.B18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formula="of:=[.B18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[.B18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[.B18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formula="of:=[.B1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formula="of:=[.B19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[.B19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[.B19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formula="of:=[.B19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B19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formula="of:=[.B1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formula="of:=[.B19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formula="of:=[.B19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B19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[.B20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2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formula="of:=[.B20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[.B20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formula="of:=[.B20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formula="of:=[.B20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B2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formula="of:=[.B20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[.B20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formula="of:=[.B20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B2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formula="of:=[.B21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formula="of:=[.B21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formula="of:=[.B2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formula="of:=[.B21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B21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[.B21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formula="of:=[.B21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table:formula="of:=[.B21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formula="of:=[.B21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formula="of:=[.B22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B22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[.B22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formula="of:=[.B22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table:formula="of:=[.B22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formula="of:=[.B22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[.B22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formula="of:=[.B22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formula="of:=[.B22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formula="of:=[.B22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formula="of:=[.B23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formula="of:=[.B23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formula="of:=[.B23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formula="of:=[.B23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B23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[.B23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formula="of:=[.B23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formula="of:=[.B23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formula="of:=[.B23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formula="of:=[.B2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table:formula="of:=[.B2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[.B24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formula="of:=[.B24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table:formula="of:=[.B24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formula="of:=[.B2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formula="of:=[.B24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[.B2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formula="of:=[.B24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formula="of:=[.B24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formula="of:=[.B24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[.B2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[.B25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formula="of:=[.B25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[.B25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formula="of:=[.B25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formula="of:=[.B25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B25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25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formula="of:=[.B25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formula="of:=[.B25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formula="of:=[.B26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B26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formula="of:=[.B26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B26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formula="of:=[.B26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formula="of:=[.B26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formula="of:=[.B26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formula="of:=[.B26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formula="of:=[.B2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formula="of:=[.B26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formula="of:=[.B27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[.B27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table:formula="of:=[.B27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table:formula="of:=[.B27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formula="of:=[.B27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formula="of:=[.B27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table:formula="of:=[.B27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formula="of:=[.B27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table:formula="of:=[.B27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[.B2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formula="of:=[.B28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B28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[.B2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table:formula="of:=[.B28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[.B28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formula="of:=[.B28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table:formula="of:=[.B28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[.B28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table:formula="of:=[.B28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formula="of:=[.B28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B2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formula="of:=[.B29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formula="of:=[.B29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formula="of:=[.B29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formula="of:=[.B29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formula="of:=[.B29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formula="of:=[.B29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formula="of:=[.B29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table:formula="of:=[.B29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table:formula="of:=[.B29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formula="of:=[.B30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[.B3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[.B3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[.B3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[.B3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[.B3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[.B3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[.B3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[.B3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[.B3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[.B3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[.B3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[.B3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[.B3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[.B3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[.B3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[.B3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[.B3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[.B3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[.B3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[.B3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[.B3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[.B3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[.B3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[.B3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[.B3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[.B3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[.B3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[.B3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[.B3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[.B3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[.B3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[.B3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[.B3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[.B3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[.B3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[.B3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[.B3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[.B3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[.B3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[.B3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[.B3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[.B3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[.B3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[.B3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[.B3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[.B3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[.B3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[.B3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[.B3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[.B3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[.B3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[.B3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[.B3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[.B3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[.B3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[.B3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[.B3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[.B3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[.B3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[.B3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[.B3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[.B3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[.B3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[.B3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[.B3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[.B3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[.B3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[.B3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[.B3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[.B3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[.B3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[.B3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[.B3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[.B3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[.B3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[.B3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[.B3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[.B3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[.B3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[.B3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[.B3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[.B3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[.B3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[.B3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[.B3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[.B3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[.B3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[.B3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[.B3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[.B3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[.B3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[.B3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[.B3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[.B3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[.B3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[.B3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[.B3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[.B3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[.B3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[.B4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[.B4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[.B4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[.B4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[.B4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[.B4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[.B4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[.B4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[.B4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[.B4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[.B4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[.B4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[.B4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[.B4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[.B4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[.B4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[.B4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[.B4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[.B4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[.B4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[.B4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[.B4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[.B4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[.B4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[.B4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[.B4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[.B4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[.B4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[.B4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[.B4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[.B4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[.B4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[.B4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[.B4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[.B4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[.B4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[.B4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[.B4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[.B4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[.B4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[.B4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[.B4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[.B4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[.B4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[.B4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[.B4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[.B4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[.B4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[.B4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[.B4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[.B4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[.B4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[.B4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[.B4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[.B4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[.B4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[.B4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[.B4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[.B4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[.B4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[.B4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[.B4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[.B4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[.B4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[.B4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[.B4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[.B4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[.B4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[.B4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[.B4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[.B4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[.B4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[.B4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[.B4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[.B4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[.B4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[.B4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[.B4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[.B4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[.B4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[.B4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[.B4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[.B4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[.B4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[.B4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[.B4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[.B4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[.B4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[.B4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[.B4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[.B4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[.B4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[.B4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[.B4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[.B4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[.B4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[.B4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[.B4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[.B4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[.B4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[.B5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[.B5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formula="of:=[.B5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formula="of:=[.B5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formula="of:=[.B5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formula="of:=[.B5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formula="of:=[.B5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formula="of:=[.B5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formula="of:=[.B5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formula="of:=[.B5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formula="of:=[.B5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[.B5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formula="of:=[.B5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[.B5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formula="of:=[.B5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formula="of:=[.B5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formula="of:=[.B5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formula="of:=[.B5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formula="of:=[.B5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formula="of:=[.B5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formula="of:=[.B5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[.B5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formula="of:=[.B5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table:formula="of:=[.B5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formula="of:=[.B5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formula="of:=[.B5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formula="of:=[.B5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formula="of:=[.B5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table:formula="of:=[.B5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formula="of:=[.B5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formula="of:=[.B5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formula="of:=[.B5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formula="of:=[.B5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formula="of:=[.B5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formula="of:=[.B5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formula="of:=[.B5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formula="of:=[.B5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formula="of:=[.B5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formula="of:=[.B5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formula="of:=[.B5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table:formula="of:=[.B5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[.B5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formula="of:=[.B5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formula="of:=[.B5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formula="of:=[.B5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formula="of:=[.B5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table:formula="of:=[.B5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table:formula="of:=[.B5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formula="of:=[.B5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formula="of:=[.B5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table:formula="of:=[.B5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formula="of:=[.B5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formula="of:=[.B5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formula="of:=[.B5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table:formula="of:=[.B5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formula="of:=[.B5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table:formula="of:=[.B5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formula="of:=[.B5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formula="of:=[.B5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formula="of:=[.B5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formula="of:=[.B5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[.B5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table:formula="of:=[.B5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table:formula="of:=[.B5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formula="of:=[.B5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formula="of:=[.B5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formula="of:=[.B5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[.B5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table:formula="of:=[.B5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formula="of:=[.B5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formula="of:=[.B5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[.B5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formula="of:=[.B5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formula="of:=[.B5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table:formula="of:=[.B5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formula="of:=[.B5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formula="of:=[.B5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formula="of:=[.B5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formula="of:=[.B5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formula="of:=[.B5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formula="of:=[.B5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[.B5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formula="of:=[.B5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formula="of:=[.B5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formula="of:=[.B5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formula="of:=[.B5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table:formula="of:=[.B5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formula="of:=[.B5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formula="of:=[.B5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formula="of:=[.B5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formula="of:=[.B5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formula="of:=[.B5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table:formula="of:=[.B5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formula="of:=[.B5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formula="of:=[.B5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formula="of:=[.B5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table:formula="of:=[.B5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formula="of:=[.B5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formula="of:=[.B5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formula="of:=[.B5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formula="of:=[.B6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[.B6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formula="of:=[.B6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formula="of:=[.B6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formula="of:=[.B6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formula="of:=[.B6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formula="of:=[.B6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table:formula="of:=[.B6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formula="of:=[.B6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formula="of:=[.B6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table:formula="of:=[.B6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formula="of:=[.B6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formula="of:=[.B6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formula="of:=[.B6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formula="of:=[.B6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formula="of:=[.B6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formula="of:=[.B6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formula="of:=[.B6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formula="of:=[.B6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formula="of:=[.B6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formula="of:=[.B6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[.B6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formula="of:=[.B6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formula="of:=[.B6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formula="of:=[.B6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formula="of:=[.B6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table:formula="of:=[.B6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formula="of:=[.B6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formula="of:=[.B6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formula="of:=[.B6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formula="of:=[.B6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[.B6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formula="of:=[.B6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formula="of:=[.B6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formula="of:=[.B6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table:formula="of:=[.B6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table:formula="of:=[.B6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formula="of:=[.B6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formula="of:=[.B6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formula="of:=[.B6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table:formula="of:=[.B6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[.B6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formula="of:=[.B6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formula="of:=[.B6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formula="of:=[.B6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formula="of:=[.B6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formula="of:=[.B6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table:formula="of:=[.B6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formula="of:=[.B6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formula="of:=[.B6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formula="of:=[.B6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formula="of:=[.B6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table:formula="of:=[.B6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formula="of:=[.B6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formula="of:=[.B6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formula="of:=[.B6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formula="of:=[.B6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formula="of:=[.B6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formula="of:=[.B6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formula="of:=[.B6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formula="of:=[.B6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[.B6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formula="of:=[.B6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table:formula="of:=[.B6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formula="of:=[.B6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formula="of:=[.B6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formula="of:=[.B6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table:formula="of:=[.B6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table:formula="of:=[.B6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formula="of:=[.B6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table:formula="of:=[.B6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formula="of:=[.B6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table:formula="of:=[.B6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formula="of:=[.B6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formula="of:=[.B6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table:formula="of:=[.B6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table:formula="of:=[.B6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formula="of:=[.B6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formula="of:=[.B6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table:formula="of:=[.B6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table:formula="of:=[.B6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[.B6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formula="of:=[.B6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table:formula="of:=[.B6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formula="of:=[.B6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formula="of:=[.B6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table:formula="of:=[.B6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table:formula="of:=[.B6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table:formula="of:=[.B6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formula="of:=[.B6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table:formula="of:=[.B6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formula="of:=[.B6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formula="of:=[.B6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formula="of:=[.B6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table:formula="of:=[.B6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table:formula="of:=[.B6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table:formula="of:=[.B6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formula="of:=[.B6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table:formula="of:=[.B6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formula="of:=[.B6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formula="of:=[.B7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[.B7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formula="of:=[.B7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formula="of:=[.B7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formula="of:=[.B7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formula="of:=[.B7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table:formula="of:=[.B7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table:formula="of:=[.B7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formula="of:=[.B7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formula="of:=[.B7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formula="of:=[.B7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formula="of:=[.B7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table:formula="of:=[.B7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formula="of:=[.B7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table:formula="of:=[.B7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table:formula="of:=[.B7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table:formula="of:=[.B7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formula="of:=[.B7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table:formula="of:=[.B7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table:formula="of:=[.B7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formula="of:=[.B7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[.B7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table:formula="of:=[.B7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table:formula="of:=[.B7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table:formula="of:=[.B7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formula="of:=[.B7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table:formula="of:=[.B7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table:formula="of:=[.B7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formula="of:=[.B7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formula="of:=[.B7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table:formula="of:=[.B7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formula="of:=[.B7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table:formula="of:=[.B7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formula="of:=[.B7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formula="of:=[.B7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table:formula="of:=[.B7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table:formula="of:=[.B7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formula="of:=[.B7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formula="of:=[.B7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formula="of:=[.B7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formula="of:=[.B7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[.B7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formula="of:=[.B7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formula="of:=[.B7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formula="of:=[.B7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formula="of:=[.B7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table:formula="of:=[.B7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table:formula="of:=[.B7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table:formula="of:=[.B7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formula="of:=[.B7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table:formula="of:=[.B7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formula="of:=[.B7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formula="of:=[.B7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formula="of:=[.B7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table:formula="of:=[.B7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formula="of:=[.B7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table:formula="of:=[.B7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formula="of:=[.B7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formula="of:=[.B7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formula="of:=[.B7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formula="of:=[.B7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[.B7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formula="of:=[.B7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table:formula="of:=[.B7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table:formula="of:=[.B7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formula="of:=[.B7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table:formula="of:=[.B7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table:formula="of:=[.B7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table:formula="of:=[.B7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formula="of:=[.B7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formula="of:=[.B7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formula="of:=[.B7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table:formula="of:=[.B7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formula="of:=[.B7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formula="of:=[.B7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table:formula="of:=[.B7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table:formula="of:=[.B7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formula="of:=[.B7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table:formula="of:=[.B7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formula="of:=[.B7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formula="of:=[.B7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[.B7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formula="of:=[.B7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formula="of:=[.B7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formula="of:=[.B7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formula="of:=[.B7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table:formula="of:=[.B7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table:formula="of:=[.B7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formula="of:=[.B7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formula="of:=[.B7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table:formula="of:=[.B7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formula="of:=[.B7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table:formula="of:=[.B7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formula="of:=[.B7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table:formula="of:=[.B7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table:formula="of:=[.B7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table:formula="of:=[.B7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formula="of:=[.B7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formula="of:=[.B7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formula="of:=[.B7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table:formula="of:=[.B8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[.B8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table:formula="of:=[.B8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table:formula="of:=[.B8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table:formula="of:=[.B8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formula="of:=[.B8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table:formula="of:=[.B8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table:formula="of:=[.B8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table:formula="of:=[.B8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formula="of:=[.B8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formula="of:=[.B8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formula="of:=[.B8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formula="of:=[.B8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formula="of:=[.B8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table:formula="of:=[.B8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table:formula="of:=[.B8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table:formula="of:=[.B8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formula="of:=[.B8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table:formula="of:=[.B8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formula="of:=[.B8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formula="of:=[.B8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[.B8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formula="of:=[.B8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formula="of:=[.B8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formula="of:=[.B8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formula="of:=[.B8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table:formula="of:=[.B8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table:formula="of:=[.B8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formula="of:=[.B8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formula="of:=[.B8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formula="of:=[.B8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formula="of:=[.B8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formula="of:=[.B8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formula="of:=[.B8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table:formula="of:=[.B8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table:formula="of:=[.B8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table:formula="of:=[.B8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formula="of:=[.B8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table:formula="of:=[.B8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table:formula="of:=[.B8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formula="of:=[.B8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[.B8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table:formula="of:=[.B8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table:formula="of:=[.B8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table:formula="of:=[.B8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formula="of:=[.B8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formula="of:=[.B8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table:formula="of:=[.B8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table:formula="of:=[.B8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formula="of:=[.B8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table:formula="of:=[.B8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[.B8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table:formula="of:=[.B8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formula="of:=[.B8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formula="of:=[.B8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table:formula="of:=[.B8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table:formula="of:=[.B8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formula="of:=[.B8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formula="of:=[.B8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formula="of:=[.B8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formula="of:=[.B8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[.B8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formula="of:=[.B8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formula="of:=[.B8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formula="of:=[.B8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formula="of:=[.B8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table:formula="of:=[.B8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formula="of:=[.B8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table:formula="of:=[.B8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formula="of:=[.B8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formula="of:=[.B8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formula="of:=[.B8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formula="of:=[.B8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formula="of:=[.B8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table:formula="of:=[.B8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table:formula="of:=[.B8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table:formula="of:=[.B8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formula="of:=[.B8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formula="of:=[.B8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table:formula="of:=[.B8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formula="of:=[.B8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[.B8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formula="of:=[.B8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table:formula="of:=[.B8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formula="of:=[.B8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formula="of:=[.B8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table:formula="of:=[.B8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table:formula="of:=[.B8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formula="of:=[.B8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formula="of:=[.B8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table:formula="of:=[.B8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formula="of:=[.B8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table:formula="of:=[.B8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formula="of:=[.B8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table:formula="of:=[.B8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table:formula="of:=[.B8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table:formula="of:=[.B8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formula="of:=[.B8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table:formula="of:=[.B8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formula="of:=[.B8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formula="of:=[.B9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[.B9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formula="of:=[.B9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formula="of:=[.B9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formula="of:=[.B9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formula="of:=[.B9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table:formula="of:=[.B9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table:formula="of:=[.B9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formula="of:=[.B9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formula="of:=[.B9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table:formula="of:=[.B9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[.B9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formula="of:=[.B9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formula="of:=[.B9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table:formula="of:=[.B9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table:formula="of:=[.B9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table:formula="of:=[.B9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formula="of:=[.B9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formula="of:=[.B9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table:formula="of:=[.B9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formula="of:=[.B9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[.B9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table:formula="of:=[.B9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table:formula="of:=[.B9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table:formula="of:=[.B9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formula="of:=[.B9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table:formula="of:=[.B9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table:formula="of:=[.B9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table:formula="of:=[.B9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formula="of:=[.B9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formula="of:=[.B9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formula="of:=[.B9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formula="of:=[.B9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formula="of:=[.B9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table:formula="of:=[.B9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table:formula="of:=[.B9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table:formula="of:=[.B9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formula="of:=[.B9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formula="of:=[.B9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formula="of:=[.B9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formula="of:=[.B9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[.B9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formula="of:=[.B9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formula="of:=[.B9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formula="of:=[.B9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formula="of:=[.B9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table:formula="of:=[.B9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table:formula="of:=[.B9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formula="of:=[.B9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formula="of:=[.B9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formula="of:=[.B9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[.B9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table:formula="of:=[.B9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formula="of:=[.B9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formula="of:=[.B9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table:formula="of:=[.B9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table:formula="of:=[.B9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formula="of:=[.B9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table:formula="of:=[.B9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table:formula="of:=[.B9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table:formula="of:=[.B9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formula="of:=[.B9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table:formula="of:=[.B9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table:formula="of:=[.B9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table:formula="of:=[.B9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table:formula="of:=[.B9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table:formula="of:=[.B9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table:formula="of:=[.B9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table:formula="of:=[.B9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table:formula="of:=[.B9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table:formula="of:=[.B9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formula="of:=[.B9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table:formula="of:=[.B9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table:formula="of:=[.B9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table:formula="of:=[.B9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table:formula="of:=[.B9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table:formula="of:=[.B9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formula="of:=[.B9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table:formula="of:=[.B9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table:formula="of:=[.B9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table:formula="of:=[.B9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[.B9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table:formula="of:=[.B9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table:formula="of:=[.B9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table:formula="of:=[.B9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formula="of:=[.B9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table:formula="of:=[.B9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table:formula="of:=[.B9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table:formula="of:=[.B9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formula="of:=[.B9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table:formula="of:=[.B9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formula="of:=[.B9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formula="of:=[.B9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formula="of:=[.B9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table:formula="of:=[.B9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table:formula="of:=[.B9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table:formula="of:=[.B9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formula="of:=[.B9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formula="of:=[.B9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formula="of:=[.B9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table:formula="of:=[.B10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[.B10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table:formula="of:=[.B10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table:formula="of:=[.B10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table:formula="of:=[.B10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formula="of:=[.B10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table:formula="of:=[.B10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table:formula="of:=[.B10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table:formula="of:=[.B10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formula="of:=[.B10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table:formula="of:=[.B10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[.B10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table:formula="of:=[.B10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formula="of:=[.B10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table:formula="of:=[.B10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table:formula="of:=[.B10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[.B10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formula="of:=[.B10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table:formula="of:=[.B10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table:formula="of:=[.B10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table:formula="of:=[.B10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formula="of:=[.B10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[.B10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[.B10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[.B10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[.B10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table:formula="of:=[.B10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table:formula="of:=[.B10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table:formula="of:=[.B10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formula="of:=[.B10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table:formula="of:=[.B10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table:formula="of:=[.B10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table:formula="of:=[.B10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formula="of:=[.B10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table:formula="of:=[.B10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[.B10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table:formula="of:=[.B10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formula="of:=[.B10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table:formula="of:=[.B10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table:formula="of:=[.B10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table:formula="of:=[.B10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formula="of:=[.B10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table:formula="of:=[.B10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table:formula="of:=[.B10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table:formula="of:=[.B10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table:formula="of:=[.B10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table:formula="of:=[.B10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table:formula="of:=[.B10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table:formula="of:=[.B10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formula="of:=[.B10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table:formula="of:=[.B10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table:formula="of:=[.B10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  <table:table-cell table:formula="of:=[.B10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formula="of:=[.B10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table:formula="of:=[.B10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table:formula="of:=[.B10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table:formula="of:=[.B10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[.B10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table:formula="of:=[.B10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table:formula="of:=[.B10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table:formula="of:=[.B10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formula="of:=[.B10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formula="of:=[.B10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table:formula="of:=[.B10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table:formula="of:=[.B10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formula="of:=[.B10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table:formula="of:=[.B10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table:formula="of:=[.B10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table:formula="of:=[.B10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formula="of:=[.B10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  <table:table-cell table:formula="of:=[.B10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0" calcext:value-type="float">
            <text:p>1070</text:p>
          </table:table-cell>
          <table:table-cell/>
          <table:table-cell table:formula="of:=[.B10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table:formula="of:=[.B10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table:formula="of:=[.B10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  <table:table-cell table:formula="of:=[.B10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  <table:table-cell table:formula="of:=[.B10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  <table:table-cell table:formula="of:=[.B10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table:formula="of:=[.B10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  <table:table-cell table:formula="of:=[.B10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  <table:table-cell table:formula="of:=[.B10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table:formula="of:=[.B10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table:formula="of:=[.B10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table:formula="of:=[.B10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table:formula="of:=[.B10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table:formula="of:=[.B10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table:formula="of:=[.B10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table:formula="of:=[.B10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table:formula="of:=[.B10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table:formula="of:=[.B10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table:formula="of:=[.B10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table:formula="of:=[.B10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  <table:table-cell table:formula="of:=[.B10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  <table:table-cell table:formula="of:=[.B10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table:formula="of:=[.B10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table:formula="of:=[.B10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table:formula="of:=[.B10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  <table:table-cell table:formula="of:=[.B10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table:formula="of:=[.B10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  <table:table-cell table:formula="of:=[.B10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table:formula="of:=[.B10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table:formula="of:=[.B11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table:formula="of:=[.B11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table:formula="of:=[.B11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table:formula="of:=[.B11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table:formula="of:=[.B11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table:formula="of:=[.B11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table:formula="of:=[.B11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table:formula="of:=[.B11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table:formula="of:=[.B11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table:formula="of:=[.B11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table:formula="of:=[.B11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0" calcext:value-type="float">
            <text:p>1110</text:p>
          </table:table-cell>
          <table:table-cell/>
          <table:table-cell table:formula="of:=[.B11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table:formula="of:=[.B11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table:formula="of:=[.B11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  <table:table-cell table:formula="of:=[.B11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  <table:table-cell table:formula="of:=[.B11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  <table:table-cell table:formula="of:=[.B11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table:formula="of:=[.B11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table:formula="of:=[.B11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table:formula="of:=[.B11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table:formula="of:=[.B11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table:formula="of:=[.B11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  <table:table-cell table:formula="of:=[.B11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  <table:table-cell table:formula="of:=[.B11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table:formula="of:=[.B11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table:formula="of:=[.B11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  <table:table-cell table:formula="of:=[.B11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table:formula="of:=[.B11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table:formula="of:=[.B11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table:formula="of:=[.B11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table:formula="of:=[.B11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  <table:table-cell table:formula="of:=[.B11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table:formula="of:=[.B11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table:formula="of:=[.B11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table:formula="of:=[.B11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table:formula="of:=[.B11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table:formula="of:=[.B11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table:formula="of:=[.B11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7" calcext:value-type="float">
            <text:p>1137</text:p>
          </table:table-cell>
          <table:table-cell/>
          <table:table-cell table:formula="of:=[.B11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table:formula="of:=[.B11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table:formula="of:=[.B11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table:formula="of:=[.B11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table:formula="of:=[.B11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2" calcext:value-type="float">
            <text:p>1142</text:p>
          </table:table-cell>
          <table:table-cell/>
          <table:table-cell table:formula="of:=[.B11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table:formula="of:=[.B11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table:formula="of:=[.B11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table:formula="of:=[.B11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table:formula="of:=[.B11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table:formula="of:=[.B11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table:formula="of:=[.B11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9" calcext:value-type="float">
            <text:p>1149</text:p>
          </table:table-cell>
          <table:table-cell/>
          <table:table-cell table:formula="of:=[.B11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0" calcext:value-type="float">
            <text:p>1150</text:p>
          </table:table-cell>
          <table:table-cell/>
          <table:table-cell table:formula="of:=[.B11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  <table:table-cell table:formula="of:=[.B11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table:formula="of:=[.B11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  <table:table-cell table:formula="of:=[.B11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4" calcext:value-type="float">
            <text:p>1154</text:p>
          </table:table-cell>
          <table:table-cell/>
          <table:table-cell table:formula="of:=[.B11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table:formula="of:=[.B11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table:formula="of:=[.B11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table:formula="of:=[.B11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  <table:table-cell table:formula="of:=[.B11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table:formula="of:=[.B11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table:formula="of:=[.B11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table:formula="of:=[.B11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table:formula="of:=[.B11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table:formula="of:=[.B11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table:formula="of:=[.B11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table:formula="of:=[.B11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  <table:table-cell table:formula="of:=[.B11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table:formula="of:=[.B11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table:formula="of:=[.B11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table:formula="of:=[.B11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table:formula="of:=[.B11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table:formula="of:=[.B11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table:formula="of:=[.B11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table:formula="of:=[.B11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table:formula="of:=[.B11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table:formula="of:=[.B11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table:formula="of:=[.B11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table:formula="of:=[.B11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table:formula="of:=[.B11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table:formula="of:=[.B11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table:formula="of:=[.B11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table:formula="of:=[.B11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table:formula="of:=[.B11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table:formula="of:=[.B11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table:formula="of:=[.B11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table:formula="of:=[.B11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table:formula="of:=[.B11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table:formula="of:=[.B11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table:formula="of:=[.B11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table:formula="of:=[.B11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  <table:table-cell table:formula="of:=[.B11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table:formula="of:=[.B11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table:formula="of:=[.B11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table:formula="of:=[.B11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4" calcext:value-type="float">
            <text:p>1194</text:p>
          </table:table-cell>
          <table:table-cell/>
          <table:table-cell table:formula="of:=[.B11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table:formula="of:=[.B11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table:formula="of:=[.B11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  <table:table-cell table:formula="of:=[.B11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  <table:table-cell table:formula="of:=[.B11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table:formula="of:=[.B12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table:formula="of:=[.B12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table:formula="of:=[.B12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table:formula="of:=[.B12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table:formula="of:=[.B12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table:formula="of:=[.B12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table:formula="of:=[.B12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table:formula="of:=[.B12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table:formula="of:=[.B12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table:formula="of:=[.B12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table:formula="of:=[.B12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table:formula="of:=[.B12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table:formula="of:=[.B12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table:formula="of:=[.B12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table:formula="of:=[.B12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table:formula="of:=[.B12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table:formula="of:=[.B12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table:formula="of:=[.B121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table:formula="of:=[.B121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table:formula="of:=[.B121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table:formula="of:=[.B122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table:formula="of:=[.B12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table:formula="of:=[.B122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table:formula="of:=[.B122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table:formula="of:=[.B122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table:formula="of:=[.B122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table:formula="of:=[.B122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table:formula="of:=[.B122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table:formula="of:=[.B122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table:formula="of:=[.B122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9" calcext:value-type="float">
            <text:p>1229</text:p>
          </table:table-cell>
          <table:table-cell/>
          <table:table-cell table:formula="of:=[.B123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table:formula="of:=[.B123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table:formula="of:=[.B123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table:formula="of:=[.B123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table:formula="of:=[.B123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table:formula="of:=[.B123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5" calcext:value-type="float">
            <text:p>1235</text:p>
          </table:table-cell>
          <table:table-cell/>
          <table:table-cell table:formula="of:=[.B123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table:formula="of:=[.B123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table:formula="of:=[.B123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  <table:table-cell table:formula="of:=[.B123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9" calcext:value-type="float">
            <text:p>1239</text:p>
          </table:table-cell>
          <table:table-cell/>
          <table:table-cell table:formula="of:=[.B124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table:formula="of:=[.B124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table:formula="of:=[.B124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table:formula="of:=[.B124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table:formula="of:=[.B124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table:formula="of:=[.B124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table:formula="of:=[.B124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table:formula="of:=[.B124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table:formula="of:=[.B124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table:formula="of:=[.B124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table:formula="of:=[.B125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/>
          <table:table-cell table:formula="of:=[.B125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table:formula="of:=[.B125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table:formula="of:=[.B125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table:formula="of:=[.B125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4" calcext:value-type="float">
            <text:p>1254</text:p>
          </table:table-cell>
          <table:table-cell/>
          <table:table-cell table:formula="of:=[.B125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table:formula="of:=[.B125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table:formula="of:=[.B125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table:formula="of:=[.B125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table:formula="of:=[.B125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table:formula="of:=[.B126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table:formula="of:=[.B126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table:formula="of:=[.B126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  <table:table-cell table:formula="of:=[.B126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table:formula="of:=[.B126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table:formula="of:=[.B126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table:formula="of:=[.B126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  <table:table-cell table:formula="of:=[.B126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table:formula="of:=[.B126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table:formula="of:=[.B126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table:formula="of:=[.B127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0" calcext:value-type="float">
            <text:p>1270</text:p>
          </table:table-cell>
          <table:table-cell/>
          <table:table-cell table:formula="of:=[.B127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table:formula="of:=[.B127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  <table:table-cell table:formula="of:=[.B127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table:formula="of:=[.B127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4" calcext:value-type="float">
            <text:p>1274</text:p>
          </table:table-cell>
          <table:table-cell/>
          <table:table-cell table:formula="of:=[.B127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5" calcext:value-type="float">
            <text:p>1275</text:p>
          </table:table-cell>
          <table:table-cell/>
          <table:table-cell table:formula="of:=[.B127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table:formula="of:=[.B127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table:formula="of:=[.B127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table:formula="of:=[.B127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table:formula="of:=[.B128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table:formula="of:=[.B12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1" calcext:value-type="float">
            <text:p>1281</text:p>
          </table:table-cell>
          <table:table-cell/>
          <table:table-cell table:formula="of:=[.B128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2" calcext:value-type="float">
            <text:p>1282</text:p>
          </table:table-cell>
          <table:table-cell/>
          <table:table-cell table:formula="of:=[.B128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table:formula="of:=[.B128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table:formula="of:=[.B128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table:formula="of:=[.B128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6" calcext:value-type="float">
            <text:p>1286</text:p>
          </table:table-cell>
          <table:table-cell/>
          <table:table-cell table:formula="of:=[.B128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7" calcext:value-type="float">
            <text:p>1287</text:p>
          </table:table-cell>
          <table:table-cell/>
          <table:table-cell table:formula="of:=[.B128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table:formula="of:=[.B128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  <table:table-cell table:formula="of:=[.B129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0" calcext:value-type="float">
            <text:p>1290</text:p>
          </table:table-cell>
          <table:table-cell/>
          <table:table-cell table:formula="of:=[.B129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table:formula="of:=[.B129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table:formula="of:=[.B129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table:formula="of:=[.B129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table:formula="of:=[.B129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table:formula="of:=[.B129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6" calcext:value-type="float">
            <text:p>1296</text:p>
          </table:table-cell>
          <table:table-cell/>
          <table:table-cell table:formula="of:=[.B129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  <table:table-cell table:formula="of:=[.B129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  <table:table-cell table:formula="of:=[.B129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9" calcext:value-type="float">
            <text:p>1299</text:p>
          </table:table-cell>
          <table:table-cell/>
          <table:table-cell table:formula="of:=[.B130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table:formula="of:=[.B130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table:formula="of:=[.B130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  <table:table-cell table:formula="of:=[.B130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table:formula="of:=[.B130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  <table:table-cell table:formula="of:=[.B130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5" calcext:value-type="float">
            <text:p>1305</text:p>
          </table:table-cell>
          <table:table-cell/>
          <table:table-cell table:formula="of:=[.B130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6" calcext:value-type="float">
            <text:p>1306</text:p>
          </table:table-cell>
          <table:table-cell/>
          <table:table-cell table:formula="of:=[.B1307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  <table:table-cell table:formula="of:=[.B1308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table:formula="of:=[.B1309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/>
          <table:table-cell table:formula="of:=[.B1310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10" calcext:value-type="float">
            <text:p>1310</text:p>
          </table:table-cell>
          <table:table-cell/>
          <table:table-cell table:formula="of:=[.B131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table:formula="of:=[.B1312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table:formula="of:=[.B1313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13" calcext:value-type="float">
            <text:p>1313</text:p>
          </table:table-cell>
          <table:table-cell/>
          <table:table-cell table:formula="of:=[.B1314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14" calcext:value-type="float">
            <text:p>1314</text:p>
          </table:table-cell>
          <table:table-cell/>
          <table:table-cell table:formula="of:=[.B1315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table:formula="of:=[.B1316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table:formula="of:=[.B1317] + 8" office:value-type="float" office:value="8" calcext:value-type="float">
            <text:p>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22:29:18.373000000</meta:creation-date>
    <meta:generator>LibreOffice/7.3.2.2$Windows_X86_64 LibreOffice_project/49f2b1bff42cfccbd8f788c8dc32c1c309559be0</meta:generator>
    <dc:date>2022-05-10T23:57:37.039000000</dc:date>
    <meta:editing-duration>PT15M16S</meta:editing-duration>
    <meta:editing-cycles>2</meta:editing-cycles>
    <meta:document-statistic meta:table-count="1" meta:cell-count="2934" meta:object-count="0"/>
  </office:meta>
</office:document-meta>
</file>